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3.662cm"/>
    </style:style>
    <style:style style:name="co3" style:family="table-column">
      <style:table-column-properties fo:break-before="auto" style:column-width="6.436cm"/>
    </style:style>
    <style:style style:name="co5" style:family="table-column">
      <style:table-column-properties fo:break-before="auto" style:column-width="14.817cm"/>
    </style:style>
    <style:style style:name="ro4"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1.552cm" fo:break-before="auto" style:use-optimal-row-height="true"/>
    </style:style>
    <style:style style:name="ro5" style:family="table-row">
      <style:table-row-properties style:row-height="2.053cm" fo:break-before="auto" style:use-optimal-row-height="true"/>
    </style:style>
    <style:style style:name="ro6"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99ccff" style:text-align-source="fix" style:repeat-content="false" fo:wrap-option="wrap" fo:border-left="0.035cm solid #000000" fo:border-right="none" fo:border-top="0.035cm solid #000000" style:vertical-align="middle"/>
      <style:paragraph-properties fo:text-align="center"/>
      <style:text-properties style:use-window-font-color="true" style:text-outline="false" style:text-line-through-style="none" style:font-name="Times New Roman" fo:font-size="18pt" fo:language="fr" fo:country="FR"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wrap-option="wrap" fo:border-left="0.035cm solid #000000" fo:border-right="none"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ccffff" fo:wrap-option="wrap" fo:border-left="0.035cm solid #000000" fo:border-right="none"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fo:background-color="#ccffff" fo:wrap-option="wrap" fo:border-left="0.035cm solid #000000" fo:border-right="none"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vertical-align="middle"/>
    </style:style>
    <style:style style:name="ce6" style:family="table-cell" style:parent-style-name="Default">
      <style:table-cell-properties fo:border-bottom="none" fo:background-color="#99ccff" style:text-align-source="fix" style:repeat-content="false" fo:wrap-option="wrap" fo:border-left="none" fo:border-right="none" fo:border-top="0.035cm solid #000000" style:vertical-align="middle"/>
      <style:paragraph-properties fo:text-align="center"/>
      <style:text-properties style:use-window-font-color="true" style:text-outline="false" style:text-line-through-style="none" style:font-name="Times New Roman" fo:font-size="18pt" fo:language="fr" fo:country="FR"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ffff" fo:wrap-option="wrap"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fo:background-color="#ccffff" fo:wrap-option="wrap" fo:border-left="none" fo:border-right="none"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fo:background-color="#99ccff" style:text-align-source="fix" style:repeat-content="false" fo:wrap-option="wrap" fo:border-left="none" fo:border-right="0.088cm solid #000000" fo:border-top="0.035cm solid #000000" style:vertical-align="middle"/>
      <style:paragraph-properties fo:text-align="center"/>
      <style:text-properties style:use-window-font-color="true" style:text-outline="false" style:text-line-through-style="none" style:font-name="Times New Roman" fo:font-size="18pt" fo:language="fr" fo:country="FR"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wrap-option="wrap" fo:border-left="none" fo:border-right="0.088cm solid #000000"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fo:background-color="#ccffff" fo:wrap-option="wrap" fo:border-left="none" fo:border-right="0.088cm solid #000000"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88cm solid #000000" fo:background-color="#ccffff" fo:wrap-option="wrap" fo:border-left="none" fo:border-right="0.088cm solid #000000" fo:border-top="none" style:vertical-align="middle"/>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middle"/>
    </style:style>
  </office:automatic-styles>
  <office:body>
    <office:spreadsheet>
      <table:table table:name="Feuille1" table:style-name="ta1" table:print="false">
        <table:table-column table:style-name="co2" table:default-cell-style-name="ce5"/>
        <table:table-column table:style-name="co3" table:default-cell-style-name="ce5"/>
        <table:table-column table:style-name="co5" table:default-cell-style-name="ce14"/>
        <table:table-column table:style-name="co4" table:number-columns-repeated="1021" table:default-cell-style-name="ce5"/>
        <table:table-row table:style-name="ro2">
          <table:table-cell table:style-name="ce1" office:value-type="string">
            <text:p>Composant</text:p>
          </table:table-cell>
          <table:table-cell table:style-name="ce6" office:value-type="string">
            <text:p>Fichier</text:p>
          </table:table-cell>
          <table:table-cell table:style-name="ce10" office:value-type="string">
            <text:p>Description / fonctionnalités</text:p>
          </table:table-cell>
          <table:table-cell table:number-columns-repeated="1021"/>
        </table:table-row>
        <table:table-row table:style-name="ro3">
          <table:table-cell table:style-name="ce2" office:value-type="string">
            <text:p>App (Routes)</text:p>
          </table:table-cell>
          <table:table-cell table:style-name="ce7" office:value-type="string">
            <text:p>src/Routes.tsx</text:p>
          </table:table-cell>
          <table:table-cell table:style-name="ce11" office:value-type="string">
            <text:p>Point d’entrée du routeur : routes /auth, /game, /replay, /. Guards (ProtectedGameRoute, ProtectedReplayRoute, RootRedirect) : vérification de session et permissions (modes de jeu), redirection vers /auth si non connecté.</text:p>
          </table:table-cell>
          <table:table-cell table:number-columns-repeated="1021"/>
        </table:table-row>
        <table:table-row table:style-name="ro3">
          <table:table-cell table:style-name="ce3" office:value-type="string">
            <text:p>AuthPage</text:p>
          </table:table-cell>
          <table:table-cell table:style-name="ce8" office:value-type="string">
            <text:p>pages/AuthPage.tsx</text:p>
          </table:table-cell>
          <table:table-cell table:style-name="ce12" office:value-type="string">
            <text:p>Page de connexion et d’inscription. Formulaire login/register, appel POST /api/auth/login, sauvegarde de la session (token, user, permissions), redirection après succès.</text:p>
          </table:table-cell>
          <table:table-cell table:number-columns-repeated="1021"/>
        </table:table-row>
        <table:table-row table:style-name="ro5">
          <table:table-cell table:style-name="ce2" office:value-type="string">
            <text:p>BoardWithAPI</text:p>
          </table:table-cell>
          <table:table-cell table:style-name="ce7" office:value-type="string">
            <text:p>components/BoardWithAPI.tsx</text:p>
          </table:table-cell>
          <table:table-cell table:style-name="ce11" office:value-type="string">
            <text:p>Écran de jeu principal (PvP / PvE). Utilise useEngineAPI (start, action, ai-turn, state), gère le state de partie, les choix de règles (deploy, etc.), orchestre plateau, log, barre de phase et menu. Affiche BoardPvp + SharedLayout (GameLog, UnitStatusTable, TurnPhaseTracker, SettingsMenu).</text:p>
          </table:table-cell>
          <table:table-cell table:number-columns-repeated="1021"/>
        </table:table-row>
        <table:table-row table:style-name="ro3">
          <table:table-cell table:style-name="ce3" office:value-type="string">
            <text:p>BoardReplay</text:p>
          </table:table-cell>
          <table:table-cell table:style-name="ce8" office:value-type="string">
            <text:p>components/BoardReplay.tsx</text:p>
          </table:table-cell>
          <table:table-cell table:style-name="ce12" office:value-type="string">
            <text:p>Visionneuse de replay. Charge et parse un fichier replay (step.log ou équivalent), rejoue les actions pas à pas, réutilise SharedLayout + BoardPvp en mode lecture seule avec contrôles play/pause/step.</text:p>
          </table:table-cell>
          <table:table-cell table:number-columns-repeated="1021"/>
        </table:table-row>
        <table:table-row table:style-name="ro5">
          <table:table-cell table:style-name="ce2" office:value-type="string">
            <text:p>BoardPvp</text:p>
          </table:table-cell>
          <table:table-cell table:style-name="ce7" office:value-type="string">
            <text:p>components/BoardPvp.tsx</text:p>
          </table:table-cell>
          <table:table-cell table:style-name="ce11" office:value-type="string">
            <text:p>Plateau de jeu partagé (jeu et replay). Gère clics (sélection d’unité, mouvement, tir, charge, combat), prévisualisations (déplacement, tir, charge), appelle drawBoard (BoardDisplay) et renderUnit (UnitRenderer), affiche WeaponDropdown. Utilisé par BoardWithAPI et BoardReplay.</text:p>
          </table:table-cell>
          <table:table-cell table:number-columns-repeated="1021"/>
        </table:table-row>
        <table:table-row table:style-name="ro6">
          <table:table-cell table:style-name="ce3" office:value-type="string">
            <text:p>BoardDisplay</text:p>
          </table:table-cell>
          <table:table-cell table:style-name="ce8" office:value-type="string">
            <text:p>components/BoardDisplay.tsx</text:p>
          </table:table-cell>
          <table:table-cell table:style-name="ce12" office:value-type="string">
            <text:p>Rendu PIXI du plateau hex : grille, couleurs des cellules, objectifs, murs, surbrillance (déplacement, tir, charge). Exporte drawBoard(config, …) utilisé par BoardPvp.</text:p>
          </table:table-cell>
          <table:table-cell table:number-columns-repeated="1021"/>
        </table:table-row>
        <table:table-row table:style-name="ro3">
          <table:table-cell table:style-name="ce2" office:value-type="string">
            <text:p>UnitRenderer</text:p>
          </table:table-cell>
          <table:table-cell table:style-name="ce7" office:value-type="string">
            <text:p>components/UnitRenderer.tsx</text:p>
          </table:table-cell>
          <table:table-cell table:style-name="ce11" office:value-type="string">
            <text:p>Rendu PIXI d’une unité : sprite, barre de vie, icônes (armes, avance, etc.), états (sélection, preview, cible). Exporte renderUnit(unit, centerX, centerY, app, …) utilisé par BoardPvp. Gère aussi les indicateurs en mode replay (explosion, charge, combat).</text:p>
          </table:table-cell>
          <table:table-cell table:number-columns-repeated="1021"/>
        </table:table-row>
        <table:table-row table:style-name="ro6">
          <table:table-cell table:style-name="ce3" office:value-type="string">
            <text:p>WeaponDropdown</text:p>
          </table:table-cell>
          <table:table-cell table:style-name="ce8" office:value-type="string">
            <text:p>components/WeaponDropdown.tsx</text:p>
          </table:table-cell>
          <table:table-cell table:style-name="ce12" office:value-type="string">
            <text:p>Menu contextuel de sélection d’arme (tir ou corps-à-corps). Liste des armes disponibles avec infos (règles, tooltips), clic pour choisir, fermeture au clic extérieur.</text:p>
          </table:table-cell>
          <table:table-cell table:number-columns-repeated="1021"/>
        </table:table-row>
        <table:table-row table:style-name="ro5">
          <table:table-cell table:style-name="ce2" office:value-type="string">
            <text:p>GameLog</text:p>
          </table:table-cell>
          <table:table-cell table:style-name="ce7" office:value-type="string">
            <text:p>components/GameLog.tsx</text:p>
          </table:table-cell>
          <table:table-cell table:style-name="ce11" office:value-type="string">
            <text:p>Affichage du log d’actions/événements. Reçoit une liste d’événements, affiche messages, timestamps, types (mouvement, tir, charge, combat, etc.), tooltips sur les règles [rule_id]. Utilisé par BoardWithAPI, BoardReplay et GameController (ce dernier n’étant pas dans le flux actif).</text:p>
          </table:table-cell>
          <table:table-cell table:number-columns-repeated="1021"/>
        </table:table-row>
        <table:table-row table:style-name="ro3">
          <table:table-cell table:style-name="ce3" office:value-type="string">
            <text:p>SettingsMenu</text:p>
          </table:table-cell>
          <table:table-cell table:style-name="ce8" office:value-type="string">
            <text:p>components/SettingsMenu.tsx</text:p>
          </table:table-cell>
          <table:table-cell table:style-name="ce12" office:value-type="string">
            <text:p>Menu / modal des réglages : déconnexion, options (avertissement advance, mode debug, sélection auto d’arme) selon les permissions. Ouvert depuis SharedLayout (icône paramètres).</text:p>
          </table:table-cell>
          <table:table-cell table:number-columns-repeated="1021"/>
        </table:table-row>
        <table:table-row table:style-name="ro5">
          <table:table-cell table:style-name="ce2" office:value-type="string">
            <text:p>SharedLayout</text:p>
          </table:table-cell>
          <table:table-cell table:style-name="ce7" office:value-type="string">
            <text:p>components/SharedLayout.tsx</text:p>
          </table:table-cell>
          <table:table-cell table:style-name="ce11" office:value-type="string">
            <text:p>Layout commun jeu / replay : colonne gauche (plateau ou viewer), colonne droite (log, tableaux d’unités, phase). Barre de navigation (PvP, PvE, PvE Test, PvP Test, Replay) avec état actif selon l’URL, bouton paramètres. Enveloppe les enfants dans ErrorBoundary.</text:p>
          </table:table-cell>
          <table:table-cell table:number-columns-repeated="1021"/>
        </table:table-row>
        <table:table-row table:style-name="ro3">
          <table:table-cell table:style-name="ce3" office:value-type="string">
            <text:p>TurnPhaseTracker</text:p>
          </table:table-cell>
          <table:table-cell table:style-name="ce8" office:value-type="string">
            <text:p>components/TurnPhaseTracker.tsx</text:p>
          </table:table-cell>
          <table:table-cell table:style-name="ce12" office:value-type="string">
            <text:p>Affichage et contrôle du tour / phase : tour courant, phase courante, liste des phases, joueur actif (P1/P2). En mode replay : boutons pour avancer tour/phase/joueur. En jeu : bouton “Fin de phase” si autorisé.</text:p>
          </table:table-cell>
          <table:table-cell table:number-columns-repeated="1021"/>
        </table:table-row>
        <table:table-row table:style-name="ro5">
          <table:table-cell table:style-name="ce2" office:value-type="string">
            <text:p>UnitStatusTable</text:p>
          </table:table-cell>
          <table:table-cell table:style-name="ce7" office:value-type="string">
            <text:p>components/UnitStatusTable.tsx</text:p>
          </table:table-cell>
          <table:table-cell table:style-name="ce11" office:value-type="string">
            <text:p>Tableau des unités par joueur (P1 / P2) : nom, PV, caractéristiques, règles d’unité et d’arme (tooltips). Sélection d’unité, mise en évidence de l’unité guidée / cliquée. Peut afficher les points de victoire. Utilisé dans BoardWithAPI, BoardReplay et GameController.</text:p>
          </table:table-cell>
          <table:table-cell table:number-columns-repeated="1021"/>
        </table:table-row>
        <table:table-row table:style-name="ro5">
          <table:table-cell table:style-name="ce4" office:value-type="string">
            <text:p>ErrorBoundary</text:p>
          </table:table-cell>
          <table:table-cell table:style-name="ce9" office:value-type="string">
            <text:p>components/ErrorBoundary.tsx</text:p>
          </table:table-cell>
          <table:table-cell table:style-name="ce13" office:value-type="string">
            <text:p>Composant de capture d’erreurs React : affiche un fallback (ou un message par défaut) en cas d’erreur dans l’arbre des enfants, optionnellement appelle onError. Utilisé par SharedLayout, BoardWithAPI, BoardReplay, PlayerVsAIPage (cette page n’étant pas dans le flux actif).</text:p>
          </table:table-cell>
          <table:table-cell table:number-columns-repeated="1021"/>
        </table:table-row>
        <table:table-row table:style-name="ro5" table:number-rows-repeated="1048560">
          <table:table-cell table:number-columns-repeated="1024"/>
        </table:table-row>
        <table:table-row table:style-name="ro5">
          <table:table-cell table:number-columns-repeated="1024"/>
        </table:table-row>
      </table:table>
      <table:table table:name="Feuille2" table:style-name="ta1" table:print="false">
        <table:table-column table:style-name="co4" table:default-cell-style-name="Default"/>
        <table:table-row table:style-name="ro4">
          <table:table-cell/>
        </table:table-row>
      </table:table>
      <table:table table:name="Feuille3" table:style-name="ta1" table:print="false">
        <table:table-column table:style-name="co4"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cm" fo:page-height="29.7cm" style:num-format="1" style:print-orientation="portrait" style:scale-to="55%"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3-08">08/03/2026</text:date>, <text:time>18:49: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 </meta:initial-creator>
    <meta:creation-date>2026-03-07T18:18:20.79</meta:creation-date>
    <dc:date>2026-03-08T18:49:50.64</dc:date>
    <dc:creator>Greg </dc:creator>
    <meta:editing-duration>PT35M52S</meta:editing-duration>
    <meta:editing-cycles>2</meta:editing-cycles>
    <meta:generator>OpenOffice/4.1.16$Win32 OpenOffice.org_project/4116m3$Build-9816</meta:generator>
    <meta:document-statistic meta:table-count="3" meta:cell-count="45" meta:object-count="0"/>
  </office:meta>
</office:document-meta>
</file>